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Таблица1" style:family="table">
      <style:table-properties style:width="18.203cm" fo:margin-left="0cm" table:align="left"/>
    </style:style>
    <style:style style:name="Таблица1.A" style:family="table-column">
      <style:table-column-properties style:column-width="0.801cm"/>
    </style:style>
    <style:style style:name="Таблица1.B" style:family="table-column">
      <style:table-column-properties style:column-width="3.803cm"/>
    </style:style>
    <style:style style:name="Таблица1.C" style:family="table-column">
      <style:table-column-properties style:column-width="1.693cm"/>
    </style:style>
    <style:style style:name="Таблица1.D" style:family="table-column">
      <style:table-column-properties style:column-width="0.7cm"/>
    </style:style>
    <style:style style:name="Таблица1.G" style:family="table-column">
      <style:table-column-properties style:column-width="1.199cm"/>
    </style:style>
    <style:style style:name="Таблица1.H" style:family="table-column">
      <style:table-column-properties style:column-width="1.198cm"/>
    </style:style>
    <style:style style:name="Таблица1.I" style:family="table-column">
      <style:table-column-properties style:column-width="1.296cm"/>
    </style:style>
    <style:style style:name="Таблица1.J" style:family="table-column">
      <style:table-column-properties style:column-width="1.005cm"/>
    </style:style>
    <style:style style:name="Таблица1.K" style:family="table-column">
      <style:table-column-properties style:column-width="1.191cm"/>
    </style:style>
    <style:style style:name="Таблица1.L" style:family="table-column">
      <style:table-column-properties style:column-width="1.799cm"/>
    </style:style>
    <style:style style:name="Таблица1.M" style:family="table-column">
      <style:table-column-properties style:column-width="2.117cm"/>
    </style:style>
    <style:style style:name="Таблица1.A1" style:family="table-cell">
      <style:table-cell-properties style:vertical-align="middle" fo:background-color="#c0c0c0" fo:padding-left="0.101cm" fo:padding-right="0.10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M1" style:family="table-cell">
      <style:table-cell-properties style:vertical-align="middle" fo:background-color="#c0c0c0" fo:padding-left="0.101cm" fo:padding-right="0.101cm" fo:padding-top="0cm" fo:padding-bottom="0cm" fo:border="0.5pt solid #000000" style:writing-mode="lr-tb">
        <style:background-image/>
      </style:table-cell-properties>
    </style:style>
    <style:style style:name="Таблица1.D2" style:family="table-cell">
      <style:table-cell-properties style:vertical-align="middle" fo:background-color="#c0c0c0" fo:padding-left="0.101cm" fo:padding-right="0.10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1.A3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1.A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B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C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D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E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F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G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H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I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J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K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L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M4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1.A5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2" style:family="table">
      <style:table-properties style:width="8.999cm" style:rel-width="50%" table:align="left"/>
    </style:style>
    <style:style style:name="Таблица2.A" style:family="table-column">
      <style:table-column-properties style:column-width="6.75cm" style:rel-column-width="3827*"/>
    </style:style>
    <style:style style:name="Таблица2.B" style:family="table-column">
      <style:table-column-properties style:column-width="2.249cm" style:rel-column-width="1275*"/>
    </style:style>
    <style:style style:name="Таблица2.A1" style:family="table-cell">
      <style:table-cell-properties fo:background-color="transparent" fo:padding-left="0.101cm" fo:padding-right="0.101cm" fo:padding-top="0cm" fo:padding-bottom="0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-left="0.101cm" fo:padding-right="0.101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-left="0.101cm" fo:padding-right="0.101cm" fo:padding-top="0cm" fo:padding-bottom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>
        <style:tab-stops>
          <style:tab-stop style:position="18cm" style:type="right"/>
        </style:tab-stops>
      </style:paragraph-properties>
    </style:style>
    <style:style style:name="P2" style:family="paragraph" style:parent-style-name="Обычный">
      <style:text-properties style:font-name="Arial" fo:font-size="10pt" fo:font-weight="bold" style:font-size-asian="10pt" style:font-weight-asian="bold" style:font-name-complex="Arial"/>
    </style:style>
    <style:style style:name="P3" style:family="paragraph" style:parent-style-name="Обычный">
      <style:text-properties style:font-name="Arial" fo:font-size="8pt" fo:language="en" fo:country="US" style:font-size-asian="8pt" style:font-name-complex="Arial" style:font-size-complex="8pt"/>
    </style:style>
    <style:style style:name="P4" style:family="paragraph" style:parent-style-name="Обычный">
      <style:paragraph-properties fo:text-align="center" style:justify-single-word="false"/>
      <style:text-properties style:font-name="Arial" fo:font-size="8pt" fo:language="en" fo:country="US" style:font-size-asian="8pt" style:font-name-complex="Arial" style:font-size-complex="8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8pt" fo:language="en" fo:country="US" officeooo:paragraph-rsid="003e310a" style:font-size-asian="8pt" style:font-name-complex="Arial" style:font-size-complex="8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8pt" fo:language="en" fo:country="US" officeooo:paragraph-rsid="0040a9fb" style:font-size-asian="8pt" style:font-name-complex="Arial" style:font-size-complex="8pt"/>
    </style:style>
    <style:style style:name="P7" style:family="paragraph" style:parent-style-name="Обычный">
      <style:paragraph-properties fo:text-align="center" style:justify-single-word="false"/>
      <style:text-properties style:font-name="Arial" fo:font-size="8pt" fo:language="en" fo:country="US" officeooo:rsid="0042e054" officeooo:paragraph-rsid="0042e054" style:font-size-asian="8pt" style:font-name-complex="Arial" style:font-size-complex="8pt"/>
    </style:style>
    <style:style style:name="P8" style:family="paragraph" style:parent-style-name="Обычный">
      <style:paragraph-properties fo:text-align="center" style:justify-single-word="false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/>
    </style:style>
    <style:style style:name="P9" style:family="paragraph" style:parent-style-name="Обычный">
      <style:paragraph-properties fo:text-align="center" style:justify-single-word="false"/>
      <style:text-properties style:font-name="Arial" fo:font-size="8pt" fo:font-weight="bold" style:font-size-asian="8pt" style:font-weight-asian="bold" style:font-name-complex="Arial" style:font-size-complex="8pt"/>
    </style:style>
    <style:style style:name="P10" style:family="paragraph" style:parent-style-name="Обычный">
      <style:paragraph-properties fo:text-align="center" style:justify-single-word="false"/>
      <style:text-properties style:font-name="Arial" fo:font-size="8pt" fo:font-weight="bold" officeooo:rsid="00204cb8" officeooo:paragraph-rsid="00204cb8" style:font-size-asian="8pt" style:font-weight-asian="bold" style:font-name-complex="Arial" style:font-size-complex="8pt"/>
    </style:style>
    <style:style style:name="P11" style:family="paragraph" style:parent-style-name="Обычный">
      <style:paragraph-properties fo:text-align="center" style:justify-single-word="false"/>
      <style:text-properties style:font-name="Arial" fo:font-size="8pt" fo:font-weight="bold" officeooo:rsid="00209fe7" officeooo:paragraph-rsid="00209fe7" style:font-size-asian="8pt" style:font-weight-asian="bold" style:font-name-complex="Arial" style:font-size-complex="8pt"/>
    </style:style>
    <style:style style:name="P12" style:family="paragraph" style:parent-style-name="Обычный">
      <style:paragraph-properties fo:text-align="center" style:justify-single-word="false"/>
      <style:text-properties style:font-name="Arial" fo:font-size="8pt" fo:language="ru" fo:country="RU" fo:font-weight="bold" officeooo:rsid="00204cb8" officeooo:paragraph-rsid="0040a9fb" style:font-size-asian="8pt" style:font-weight-asian="bold" style:font-name-complex="Arial" style:font-size-complex="8pt"/>
    </style:style>
    <style:style style:name="P13" style:family="paragraph" style:parent-style-name="Обычный">
      <style:paragraph-properties fo:text-align="center" style:justify-single-word="false"/>
      <style:text-properties style:font-name="Arial" fo:font-size="7pt" fo:font-weight="bold" officeooo:rsid="00209fe7" officeooo:paragraph-rsid="00209fe7" style:font-size-asian="7pt" style:font-weight-asian="bold" style:font-name-complex="Arial" style:font-size-complex="7pt"/>
    </style:style>
    <style:style style:name="P14" style:family="paragraph" style:parent-style-name="Обычный">
      <style:paragraph-properties fo:text-align="center" style:justify-single-word="false"/>
      <style:text-properties style:font-name="Arial" fo:font-size="7pt" fo:font-weight="bold" officeooo:rsid="00209fe7" officeooo:paragraph-rsid="003e310a" style:font-size-asian="7pt" style:font-weight-asian="bold" style:font-name-complex="Arial" style:font-size-complex="7pt"/>
    </style:style>
    <style:style style:name="P15" style:family="paragraph" style:parent-style-name="Обычный">
      <style:paragraph-properties fo:text-align="center" style:justify-single-word="false"/>
      <style:text-properties style:font-name="Arial" fo:font-size="7pt" fo:language="ru" fo:country="RU" fo:font-weight="bold" officeooo:rsid="003f4e67" officeooo:paragraph-rsid="0040a9fb" style:font-size-asian="7pt" style:font-weight-asian="bold" style:font-name-complex="Arial" style:font-size-complex="7pt"/>
    </style:style>
    <style:style style:name="P16" style:family="paragraph" style:parent-style-name="Обычный">
      <style:paragraph-properties fo:text-align="center" style:justify-single-word="false"/>
    </style:style>
    <style:style style:name="P17" style:family="paragraph" style:parent-style-name="Обычный">
      <style:paragraph-properties>
        <style:tab-stops>
          <style:tab-stop style:position="18cm" style:type="right"/>
        </style:tab-stops>
      </style:paragraph-properties>
    </style:style>
    <style:style style:name="P18" style:family="paragraph" style:parent-style-name="Обычный">
      <style:text-properties officeooo:paragraph-rsid="0025d6a6"/>
    </style:style>
    <style:style style:name="P19" style:family="paragraph" style:parent-style-name="Обычный">
      <loext:graphic-properties draw:fill-gradient-name="gradient" draw:fill-hatch-name="hatch"/>
      <style:paragraph-properties fo:margin-top="0.499cm" fo:margin-bottom="0cm" loext:contextual-spacing="false"/>
      <style:text-properties style:font-name="Arial" fo:font-size="10pt" officeooo:paragraph-rsid="002bb4d9" style:font-size-asian="10pt" style:font-name-complex="Arial"/>
    </style:style>
    <style:style style:name="P20" style:family="paragraph" style:parent-style-name="Обычный">
      <loext:graphic-properties draw:fill-gradient-name="gradient" draw:fill-hatch-name="hatch"/>
      <style:paragraph-properties fo:margin-top="0.499cm" fo:margin-bottom="0cm" loext:contextual-spacing="false"/>
      <style:text-properties officeooo:paragraph-rsid="002c7ec3"/>
    </style:style>
    <style:style style:name="P21" style:family="paragraph" style:parent-style-name="Обычный">
      <style:paragraph-properties fo:margin-left="0cm" fo:margin-right="0.101cm" fo:text-align="center" style:justify-single-word="false" fo:text-indent="0cm" style:auto-text-indent="false"/>
      <style:text-properties style:font-name="Arial" fo:font-size="8pt" fo:language="en" fo:country="US" style:font-size-asian="8pt" style:font-name-complex="Arial" style:font-size-complex="8pt"/>
    </style:style>
    <style:style style:name="P22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paragraph-rsid="0025d6a6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24a8" officeooo:paragraph-rsid="0025d6a6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24a8" officeooo:paragraph-rsid="0039a349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officeooo:paragraph-rsid="0039a349"/>
    </style:style>
    <style:style style:name="P26" style:family="paragraph" style:parent-style-name="Обычный">
      <style:paragraph-properties fo:margin-left="0.101cm" fo:margin-right="0cm" fo:text-indent="0cm" style:auto-text-indent="false">
        <style:tab-stops/>
      </style:paragraph-properties>
      <style:text-properties style:font-name="Arial" fo:font-size="8pt" fo:language="en" fo:country="US" style:font-size-asian="8pt" style:font-name-complex="Arial" style:font-size-complex="8pt"/>
    </style:style>
    <style:style style:name="P27" style:family="paragraph" style:parent-style-name="Обычный">
      <loext:graphic-properties draw:fill-gradient-name="gradient" draw:fill-hatch-name="hatch"/>
      <style:paragraph-properties fo:margin-top="0.21cm" fo:margin-bottom="0.3cm" loext:contextual-spacing="false" fo:text-align="center" style:justify-single-word="false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9" style:family="paragraph" style:parent-style-name="Обычный">
      <loext:graphic-properties draw:fill-gradient-name="gradient" draw:fill-hatch-name="hatch"/>
      <style:paragraph-properties fo:margin-top="0cm" fo:margin-bottom="0.3cm" loext:contextual-spacing="false"/>
      <style:text-properties officeooo:paragraph-rsid="00281d31"/>
    </style:style>
    <style:style style:name="P30" style:family="paragraph" style:parent-style-name="Обычный">
      <style:paragraph-properties fo:margin-left="1.251cm" fo:margin-right="0cm" fo:text-indent="1.251cm" style:auto-text-indent="false">
        <style:tab-stops/>
      </style:paragraph-properties>
      <style:text-properties officeooo:paragraph-rsid="001daa0e"/>
    </style:style>
    <style:style style:name="P31" style:family="paragraph" style:parent-style-name="Обычный">
      <style:paragraph-properties fo:margin-left="0cm" fo:margin-right="0cm" fo:text-indent="0cm" style:auto-text-indent="false">
        <style:tab-stops/>
      </style:paragraph-properties>
      <style:text-properties officeooo:paragraph-rsid="0037e020"/>
    </style:style>
    <style:style style:name="P32" style:family="paragraph" style:parent-style-name="Обычный">
      <loext:graphic-properties draw:fill-hatch-name="hatch"/>
      <style:paragraph-properties fo:margin-left="0cm" fo:margin-right="0cm" fo:margin-top="0cm" fo:margin-bottom="0.199cm" loext:contextual-spacing="false" fo:text-indent="0cm" style:auto-text-indent="false">
        <style:tab-stops/>
      </style:paragraph-properties>
      <style:text-properties officeooo:paragraph-rsid="0037e020"/>
    </style:style>
    <style:style style:name="P33" style:family="paragraph" style:parent-style-name="Обычный" style:master-page-name="MP0">
      <style:paragraph-properties fo:text-align="center" style:justify-single-word="false" style:page-number="auto" fo:break-before="page">
        <style:tab-stops>
          <style:tab-stop style:position="0.66cm"/>
        </style:tab-stops>
      </style:paragraph-properties>
      <style:text-properties style:font-name="Arial" fo:font-size="10pt" style:font-size-asian="10pt" style:font-name-complex="Arial"/>
    </style:style>
    <style:style style:name="T1" style:family="text">
      <style:text-properties style:font-name="Arial" fo:font-size="10pt" fo:font-weight="bold" style:font-size-asian="10pt" style:font-weight-asian="bold" style:font-name-complex="Arial"/>
    </style:style>
    <style:style style:name="T2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pt" fo:language="en" fo:country="US" style:font-size-asian="10pt" style:font-name-complex="Arial"/>
    </style:style>
    <style:style style:name="T5" style:family="text">
      <style:text-properties style:font-name="Arial" fo:font-size="10pt" fo:language="en" fo:country="US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fo:font-weight="bold" style:font-size-asian="10pt" style:font-weight-asian="bold" style:font-name-complex="Arial" style:font-weight-complex="bold"/>
    </style:style>
    <style:style style:name="T7" style:family="text">
      <style:text-properties style:font-name="Arial" fo:font-size="10pt" fo:language="en" fo:country="US" style:font-name-asian="MS Mincho" style:font-size-asian="10pt" style:language-asian="ja" style:country-asian="JP" style:font-name-complex="Arial"/>
    </style:style>
    <style:style style:name="T8" style:family="text">
      <style:text-properties style:font-name="Arial" fo:font-size="10pt" fo:language="en" fo:country="US" fo:font-style="italic" style:font-size-asian="10pt" style:font-style-asian="italic" style:font-name-complex="Arial"/>
    </style:style>
    <style:style style:name="T9" style:family="text">
      <style:text-properties style:font-name="Arial" fo:font-size="10pt" style:font-name-asian="MS Mincho" style:font-size-asian="10pt" style:language-asian="ja" style:country-asian="JP" style:font-name-complex="Arial"/>
    </style:style>
    <style:style style:name="T10" style:family="text">
      <style:text-properties style:font-name="Arial" fo:font-size="10pt" style:text-underline-style="solid" style:text-underline-width="auto" style:text-underline-color="font-color" style:font-size-asian="10pt" style:font-name-complex="Arial"/>
    </style:style>
    <style:style style:name="T11" style:family="text">
      <style:text-properties style:font-name="Arial" fo:font-size="10pt" style:text-underline-style="none" style:font-size-asian="10pt" style:font-name-complex="Arial"/>
    </style:style>
    <style:style style:name="T12" style:family="text">
      <style:text-properties style:font-name="Arial" fo:font-size="10pt" fo:language="ru" fo:country="RU" fo:font-style="normal" fo:font-weight="bold" officeooo:rsid="0037e020" style:font-size-asian="8.75pt" style:font-style-asian="normal" style:font-weight-asian="bold" style:font-name-complex="Arial" style:font-size-complex="10pt" style:font-style-complex="normal" style:font-weight-complex="bold"/>
    </style:style>
    <style:style style:name="T13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style:font-name="Arial" fo:font-size="8pt" style:font-size-asian="8pt" style:font-name-complex="Arial" style:font-size-complex="8pt"/>
    </style:style>
    <style:style style:name="T15" style:family="text">
      <style:text-properties style:font-name="Arial" fo:font-size="8pt" style:font-size-asian="8pt" style:font-size-complex="8pt"/>
    </style:style>
    <style:style style:name="T16" style:family="text">
      <style:text-properties style:font-name="Arial" fo:font-size="8pt" officeooo:rsid="001d372e" style:font-size-asian="8pt" style:font-size-complex="8pt"/>
    </style:style>
    <style:style style:name="T17" style:family="text">
      <style:text-properties style:font-name="Arial" fo:font-size="8pt" officeooo:rsid="0039a349" style:font-size-asian="8pt" style:font-size-complex="8pt"/>
    </style:style>
    <style:style style:name="T18" style:family="text">
      <style:text-properties style:font-name="Arial" fo:font-size="8pt" fo:language="en" fo:country="US" fo:font-style="italic" style:font-size-asian="8pt" style:font-style-asian="italic" style:font-name-complex="Arial"/>
    </style:style>
    <style:style style:name="T19" style:family="text">
      <style:text-properties style:font-name="Arial" fo:font-size="8pt" fo:language="en" fo:country="US" fo:font-style="normal" fo:font-weight="normal" officeooo:rsid="0037e020" style:font-size-asian="7pt" style:font-style-asian="normal" style:font-weight-asian="normal" style:font-name-complex="Arial" style:font-size-complex="8pt" style:font-style-complex="normal" style:font-weight-complex="normal"/>
    </style:style>
    <style:style style:name="T20" style:family="text">
      <style:text-properties style:font-name="Arial" fo:font-size="8pt" fo:font-style="italic" style:font-size-asian="8pt" style:font-style-asian="italic" style:font-name-complex="Arial"/>
    </style:style>
    <style:style style:name="T21" style:family="text">
      <style:text-properties style:font-name="Arial" fo:font-size="6.5pt" fo:font-weight="bold" style:font-size-asian="6.5pt" style:font-weight-asian="bold" style:font-name-complex="Arial" style:font-size-complex="6.5pt"/>
    </style:style>
  </office:automatic-styles>
  <office:body>
    <office:text>
      <office:forms form:automatic-focus="false" form:apply-design-mode="false"/>
      <text:variable-decls>
        <text:variable-decl office:value-type="float" text:name="py3o.m.doc_attrs.ball_attendance_add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u.stud_group.year_print" text:name="py3o.cu.stud_group.year_print"/>
        <text:user-field-decl office:value-type="string" office:string-value="cu.stud_group.session_type" text:name="py3o.cu.stud_group.session_type"/>
        <text:user-field-decl office:value-type="string" office:string-value="cu.stud_group.specialty.education_level_name" text:name="py3o.cu.stud_group.specialty.education_level_name"/>
        <text:user-field-decl office:value-type="string" office:string-value="cu.stud_group.specialty.education_standart_name" text:name="py3o.cu.stud_group.specialty.education_standart_name"/>
        <text:user-field-decl office:value-type="string" office:string-value="cu.stud_group.specialty.name" text:name="py3o.cu.stud_group.specialty.name"/>
        <text:user-field-decl office:value-type="string" office:string-value="cu.stud_group.course" text:name="py3o.cu.stud_group.course"/>
        <text:user-field-decl office:value-type="string" office:string-value="cu.stud_group.specialty.code" text:name="py3o.cu.stud_group.specialty.code"/>
        <text:user-field-decl office:value-type="string" office:string-value="cu.stud_group.specialty.specialization" text:name="py3o.cu.stud_group.specialty.specialization"/>
        <text:user-field-decl office:value-type="string" office:string-value="cu.stud_group.num" text:name="py3o.cu.stud_group.num"/>
        <text:user-field-decl office:value-type="string" office:string-value="cu.subject.name" text:name="py3o.cu.subject.name"/>
        <text:user-field-decl office:value-type="string" office:string-value="cu.teacher.full_name" text:name="py3o.cu.teacher.full_name"/>
        <text:user-field-decl office:value-type="string" office:string-value="m.num" text:name="py3o.m.num"/>
        <text:user-field-decl office:value-type="string" office:string-value="m.student.full_name" text:name="py3o.m.student.full_name"/>
        <text:user-field-decl office:value-type="string" office:string-value="m.student.id" text:name="py3o.m.student.id"/>
        <text:user-field-decl office:value-type="string" office:string-value="m.doc_attrs.att_mark_1" text:name="py3o.m.doc_attrs.att_mark_1"/>
        <text:user-field-decl office:value-type="string" office:string-value="m.doc_attrs.att_mark_2" text:name="py3o.m.doc_attrs.att_mark_2"/>
        <text:user-field-decl office:value-type="string" office:string-value="m.doc_attrs.att_mark_3" text:name="py3o.m.doc_attrs.att_mark_3"/>
        <text:user-field-decl office:value-type="string" office:string-value="m.doc_attrs.att_mark_exam" text:name="py3o.m.doc_attrs.att_mark_exam"/>
        <text:user-field-decl office:value-type="string" office:string-value="m.doc_attrs.att_mark_append_ball" text:name="py3o.m.doc_attrs.att_mark_append_ball"/>
        <text:user-field-decl office:value-type="string" office:string-value="m.doc_attrs.ball_average" text:name="py3o.m.doc_attrsball_average"/>
        <text:user-field-decl office:value-type="string" office:string-value="m.doc_attrs.ball_average" text:name="py3o.m.doc_attrs.ball_average"/>
        <text:user-field-decl office:value-type="string" office:string-value="m.doc_attrs.ball_100" text:name="py3o.m.doc_attrs.ball_100"/>
        <text:user-field-decl office:value-type="string" office:string-value="m.doc_attrs.ball_print" text:name="py3o.m.doc_attrs.ball_print"/>
        <text:user-field-decl office:value-type="string" office:string-value="cu.mark_type_name" text:name="py3o.cu.mark_type_name"/>
        <text:user-field-decl office:value-type="string" office:string-value="cu.subject.code" text:name="py3o.cu.subject.code"/>
        <text:user-field-decl office:value-type="string" office:string-value="cu.subject_name_print" text:name="py3o.cu.subject_name_print"/>
        <text:user-field-decl office:value-type="string" office:string-value="document.total.v5" text:name="py3o.document.total.v5"/>
        <text:user-field-decl office:value-type="string" office:string-value="document.total.v4" text:name="py3o.document.total.v4"/>
        <text:user-field-decl office:value-type="string" office:string-value="document.total.v3" text:name="py3o.document.total.v3"/>
        <text:user-field-decl office:value-type="string" office:string-value="document.total.v2" text:name="py3o.document.total.v2"/>
        <text:user-field-decl office:value-type="string" office:string-value="document.total.v0" text:name="py3o.document.total.v0"/>
        <text:user-field-decl office:value-type="string" office:string-value="s.full_name" text:name="py3o.s.full_name"/>
        <text:user-field-decl office:value-type="string" office:string-value="s.id" text:name="py3o.s.id"/>
        <text:user-field-decl office:value-type="string" office:string-value="m.doc_attrs.ball_attendance" text:name="py3o.m.doc_attrs.ball_attendance"/>
        <text:user-field-decl office:value-type="string" office:string-value="cu.stud_group.specialty.education_form_name" text:name="py3o.cu.stud_group.specialty.education_form_name"/>
      </text:user-field-decls>
      <text:p text:style-name="P33">ВОРОНЕЖСКИЙ ГОСУДАРСТВЕННЫЙ УНИВЕРСИТЕТ</text:p>
      <text:p text:style-name="P27"><text:span text:style-name="Основной_20_шрифт_20_абзаца"><text:span text:style-name="T13">Аттестационная ведомость № _________ <text:s/>Дата аттестации: ___.___._____</text:span></text:span></text:p>
      <text:p text:style-name="Обычный"><text:span text:style-name="Основной_20_шрифт_20_абзаца"><text:span text:style-name="T3">Учебный год: </text:span></text:span><text:span text:style-name="Основной_20_шрифт_20_абзаца"><text:span text:style-name="T2"><text:user-field-get text:name="py3o.cu.stud_group.year_print">cu.stud_group.year_print</text:user-field-get></text:span></text:span><text:span text:style-name="Основной_20_шрифт_20_абзаца"><text:span text:style-name="T1"><text:s/></text:span></text:span><text:span text:style-name="Основной_20_шрифт_20_абзаца"><text:span text:style-name="T3">Аттестация: </text:span></text:span><text:span text:style-name="Основной_20_шрифт_20_абзаца"><text:span text:style-name="T2"><text:user-field-get text:name="py3o.cu.stud_group.session_type">cu.stud_group.session_type</text:user-field-get></text:span></text:span></text:p>
      <text:p text:style-name="Обычный"><text:span text:style-name="Основной_20_шрифт_20_абзаца"><text:span text:style-name="T3">ВГУ/филиал: </text:span></text:span><text:span text:style-name="Основной_20_шрифт_20_абзаца"><text:span text:style-name="T1"><text:s/>Воронежский государственный университет</text:span></text:span></text:p>
      <text:p text:style-name="P2">Факультет компьютерных наук <text:s/></text:p>
      <text:p text:style-name="P17"><text:span text:style-name="Основной_20_шрифт_20_абзаца"><text:span text:style-name="T3">Форма обучения: </text:span></text:span><text:span text:style-name="Основной_20_шрифт_20_абзаца"><text:span text:style-name="T1"><text:user-field-get text:name="py3o.cu.stud_group.specialty.education_form_name">cu.stud_group.specialty.education_form_name</text:user-field-get></text:span></text:span><text:span text:style-name="Основной_20_шрифт_20_абзаца"><text:span text:style-name="T3"><text:s text:c="2"/>Уровень образования:</text:span></text:span><text:span text:style-name="Основной_20_шрифт_20_абзаца"><text:span text:style-name="T2"> </text:span></text:span><text:span text:style-name="Основной_20_шрифт_20_абзаца"><text:span text:style-name="T2"><text:user-field-get text:name="py3o.cu.stud_group.specialty.education_level_name">cu.stud_group.specialty.education_level_name</text:user-field-get></text:span></text:span><text:span text:style-name="Основной_20_шрифт_20_абзаца"><text:span text:style-name="T2"><text:s/></text:span></text:span><text:span text:style-name="Основной_20_шрифт_20_абзаца"><text:span text:style-name="T1">(</text:span></text:span><text:span text:style-name="Основной_20_шрифт_20_абзаца"><text:span text:style-name="T1"><text:user-field-get text:name="py3o.cu.stud_group.specialty.education_standart_name">cu.stud_group.specialty.education_standart_name</text:user-field-get></text:span></text:span><text:span text:style-name="Основной_20_шрифт_20_абзаца"><text:span text:style-name="T1">)<text:tab/></text:span></text:span></text:p>
      <text:p text:style-name="Обычный"><text:span text:style-name="Основной_20_шрифт_20_абзаца"><text:span text:style-name="T3">Направление</text:span></text:span><text:span text:style-name="Основной_20_шрифт_20_абзаца"><text:span text:style-name="T4"> / </text:span></text:span><text:span text:style-name="Основной_20_шрифт_20_абзаца"><text:span text:style-name="T3">специальность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stud_group.specialty.name">cu.stud_group.specialty.name</text:user-field-get></text:span></text:span><text:span text:style-name="Основной_20_шрифт_20_абзаца"><text:span text:style-name="T5"><text:s/>(</text:span></text:span><text:span text:style-name="Основной_20_шрифт_20_абзаца"><text:span text:style-name="T5"><text:user-field-get text:name="py3o.cu.stud_group.course">cu.stud_group.course</text:user-field-get></text:span></text:span><text:span text:style-name="Основной_20_шрифт_20_абзаца"><text:span text:style-name="T5">к) (</text:span></text:span><text:span text:style-name="Основной_20_шрифт_20_абзаца"><text:span text:style-name="T5"><text:user-field-get text:name="py3o.cu.stud_group.specialty.code">cu.stud_group.specialty.code</text:user-field-get></text:span></text:span><text:span text:style-name="Основной_20_шрифт_20_абзаца"><text:span text:style-name="T5">)</text:span></text:span></text:p>
      <text:p text:style-name="Обычный"><text:span text:style-name="Основной_20_шрифт_20_абзаца"><text:span text:style-name="T3">Специализация</text:span></text:span><text:span text:style-name="Основной_20_шрифт_20_абзаца"><text:span text:style-name="T4"> </text:span></text:span><text:span text:style-name="Основной_20_шрифт_20_абзаца"><text:span text:style-name="T7">/ </text:span></text:span><text:span text:style-name="Основной_20_шрифт_20_абзаца"><text:span text:style-name="T9">профиль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stud_group.specialty.specialization">cu.stud_group.specialty.specialization</text:user-field-get></text:span></text:span></text:p>
      <text:p text:style-name="P18"><text:span text:style-name="Основной_20_шрифт_20_абзаца"><text:span text:style-name="T3">Курс</text:span></text:span><text:span text:style-name="Основной_20_шрифт_20_абзаца"><text:span text:style-name="T4">: </text:span></text:span><text:span text:style-name="Основной_20_шрифт_20_абзаца"><text:span text:style-name="T5"><text:user-field-get text:name="py3o.cu.stud_group.course">cu.stud_group.course</text:user-field-get></text:span></text:span><text:span text:style-name="Основной_20_шрифт_20_абзаца"><text:span text:style-name="T4"><text:s/></text:span></text:span><text:span text:style-name="Основной_20_шрифт_20_абзаца"><text:span text:style-name="T3">Группа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stud_group.num">cu.stud_group.num</text:user-field-get></text:span></text:span></text:p>
      <text:p text:style-name="Обычный"><text:span text:style-name="Основной_20_шрифт_20_абзаца"><text:span text:style-name="T3">Вид</text:span></text:span><text:span text:style-name="Основной_20_шрифт_20_абзаца"><text:span text:style-name="T4"> </text:span></text:span><text:span text:style-name="Основной_20_шрифт_20_абзаца"><text:span text:style-name="T3">испытания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mark_type_name">cu.mark_type_name</text:user-field-get></text:span></text:span></text:p>
      <text:p text:style-name="P18"><text:span text:style-name="Основной_20_шрифт_20_абзаца"><text:span text:style-name="T3">Дисциплина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subject_name_print">cu.subject_name_print</text:user-field-get></text:span></text:span></text:p>
      <text:p text:style-name="P29"><text:span text:style-name="Основной_20_шрифт_20_абзаца"><text:span text:style-name="T3">Экзаменатор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teacher.full_name">cu.teacher.full_name</text:user-field-get>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3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header-rows>
          <table:table-row>
            <table:table-cell table:style-name="Таблица1.A1" table:number-rows-spanned="2" office:value-type="string">
              <text:p text:style-name="P9">№</text:p>
            </table:table-cell>
            <table:table-cell table:style-name="Таблица1.A1" table:number-rows-spanned="2" office:value-type="string">
              <text:p text:style-name="P9">Фамилия Имя Отчество</text:p>
            </table:table-cell>
            <table:table-cell table:style-name="Таблица1.A1" table:number-rows-spanned="2" office:value-type="string">
              <text:p text:style-name="P9">Номер зачетной книжки</text:p>
            </table:table-cell>
            <table:table-cell table:style-name="Таблица1.A1" table:number-columns-spanned="3" office:value-type="string">
              <text:p text:style-name="P10">Этап</text:p>
            </table:table-cell>
            <table:covered-table-cell/>
            <table:covered-table-cell/>
            <table:table-cell table:style-name="Таблица1.A1" table:number-rows-spanned="2" office:value-type="string">
              <text:p text:style-name="P15">Штраф <text:s text:c="2"/>посещ.</text:p>
            </table:table-cell>
            <table:table-cell table:style-name="Таблица1.A1" table:number-rows-spanned="2" office:value-type="string">
              <text:p text:style-name="P12">Взвеш. балл</text:p>
            </table:table-cell>
            <table:table-cell table:style-name="Таблица1.A1" table:number-rows-spanned="2" office:value-type="string">
              <text:p text:style-name="P14">Экзамен</text:p>
            </table:table-cell>
            <table:table-cell table:style-name="Таблица1.A1" table:number-rows-spanned="2" office:value-type="string">
              <text:p text:style-name="P11">Доп 10 б.</text:p>
            </table:table-cell>
            <table:table-cell table:style-name="Таблица1.A1" table:number-rows-spanned="2" office:value-type="string">
              <text:p text:style-name="P13">Итог по 100 б. шкале</text:p>
            </table:table-cell>
            <table:table-cell table:style-name="Таблица1.A1" table:number-rows-spanned="2" office:value-type="string">
              <text:p text:style-name="P9">Оценка</text:p>
            </table:table-cell>
            <table:table-cell table:style-name="Таблица1.M1" table:number-rows-spanned="2" office:value-type="string">
              <text:p text:style-name="P16"><text:span text:style-name="Основной_20_шрифт_20_абзаца"><text:span text:style-name="T21">Подпись экзаменатора</text:span></text:span></text:p>
            </table:table-cell>
          </table:table-row>
        </table:table-header-rows>
        <table:table-row>
          <table:covered-table-cell/>
          <table:covered-table-cell/>
          <table:covered-table-cell/>
          <table:table-cell table:style-name="Таблица1.D2" office:value-type="string">
            <text:p text:style-name="P10">1</text:p>
          </table:table-cell>
          <table:table-cell table:style-name="Таблица1.D2" office:value-type="string">
            <text:p text:style-name="P10">2</text:p>
          </table:table-cell>
          <table:table-cell table:style-name="Таблица1.D2" office:value-type="string">
            <text:p text:style-name="P10">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table:number-columns-spanned="13" office:value-type="string">
            <text:p text:style-name="P22"><text:a xlink:type="simple" xlink:href="py3o://for=%22m%20in%20att_marks%22" text:style-name="Internet_20_link" text:visited-style-name="Visited_20_Internet_20_Link"><text:span text:style-name="T16">for="m in att_mark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4" office:value-type="string">
            <text:p text:style-name="P21"><text:user-field-get text:name="py3o.m.num">m.num</text:user-field-get></text:p>
          </table:table-cell>
          <table:table-cell table:style-name="Таблица1.B4" office:value-type="string">
            <text:p text:style-name="P26"><text:user-field-get text:name="py3o.m.student.full_name">m.student.full_name</text:user-field-get></text:p>
          </table:table-cell>
          <table:table-cell table:style-name="Таблица1.C4" office:value-type="string">
            <text:p text:style-name="P4"><text:user-field-get text:name="py3o.m.student.id">m.student.id</text:user-field-get></text:p>
          </table:table-cell>
          <table:table-cell table:style-name="Таблица1.D4" office:value-type="string">
            <text:p text:style-name="P4"><text:user-field-get text:name="py3o.m.doc_attrs.att_mark_1">m.doc_attrs.att_mark_1</text:user-field-get></text:p>
          </table:table-cell>
          <table:table-cell table:style-name="Таблица1.E4" office:value-type="string">
            <text:p text:style-name="P4"><text:user-field-get text:name="py3o.m.doc_attrs.att_mark_2">m.doc_attrs.att_mark_2</text:user-field-get></text:p>
          </table:table-cell>
          <table:table-cell table:style-name="Таблица1.F4" office:value-type="string">
            <text:p text:style-name="P4"><text:user-field-get text:name="py3o.m.doc_attrs.att_mark_3">m.doc_attrs.att_mark_3</text:user-field-get></text:p>
          </table:table-cell>
          <table:table-cell table:style-name="Таблица1.G4" office:value-type="string">
            <text:p text:style-name="P7"><text:user-field-get text:name="py3o.m.doc_attrs.ball_attendance">m.doc_attrs.ball_attendance</text:user-field-get></text:p>
          </table:table-cell>
          <table:table-cell table:style-name="Таблица1.H4" office:value-type="string">
            <text:p text:style-name="P6"><text:user-field-get text:name="py3o.m.doc_attrs.ball_average">m.doc_attrs.ball_average</text:user-field-get></text:p>
          </table:table-cell>
          <table:table-cell table:style-name="Таблица1.I4" office:value-type="string">
            <text:p text:style-name="P5"><text:user-field-get text:name="py3o.m.doc_attrs.att_mark_exam">m.doc_attrs.att_mark_exam</text:user-field-get></text:p>
          </table:table-cell>
          <table:table-cell table:style-name="Таблица1.J4" office:value-type="string">
            <text:p text:style-name="P4"><text:user-field-get text:name="py3o.m.doc_attrs.att_mark_append_ball">m.doc_attrs.att_mark_append_ball</text:user-field-get></text:p>
          </table:table-cell>
          <table:table-cell table:style-name="Таблица1.K4" office:value-type="string">
            <text:p text:style-name="P4"><text:user-field-get text:name="py3o.m.doc_attrs.ball_100">m.doc_attrs.ball_100</text:user-field-get></text:p>
          </table:table-cell>
          <table:table-cell table:style-name="Таблица1.L4" office:value-type="string">
            <text:p text:style-name="P8"><text:user-field-get text:name="py3o.m.doc_attrs.ball_print">m.doc_attrs.ball_print</text:user-field-get></text:p>
          </table:table-cell>
          <table:table-cell table:style-name="Таблица1.M4" office:value-type="string">
            <text:p text:style-name="P3"/>
          </table:table-cell>
        </table:table-row>
        <table:table-row>
          <table:table-cell table:style-name="Таблица1.A5" table:number-columns-spanned="13" office:value-type="string">
            <text:p text:style-name="P23"><text:a xlink:type="simple" xlink:href="py3o:///for" text:style-name="Internet_20_link" text:visited-style-name="Visited_20_Internet_20_Link"><text:span text:style-name="T1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0"><text:span text:style-name="Основной_20_шрифт_20_абзаца"><text:span text:style-name="T1">Итог:</text:span></text:span><text:span text:style-name="Основной_20_шрифт_20_абзаца"><text:span text:style-name="T3"> <text:s/>отлично </text:span></text:span><text:span text:style-name="Основной_20_шрифт_20_абзаца"><text:span text:style-name="T10"><text:user-field-get text:name="py3o.document.total.v5">document.total.v5</text:user-field-get></text:span></text:span><text:span text:style-name="Основной_20_шрифт_20_абзаца"><text:span text:style-name="T11"><text:s text:c="5"/></text:span></text:span><text:span text:style-name="Основной_20_шрифт_20_абзаца"><text:span text:style-name="T3">хорошо </text:span></text:span><text:span text:style-name="Основной_20_шрифт_20_абзаца"><text:span text:style-name="T10"><text:user-field-get text:name="py3o.document.total.v4">document.total.v4</text:user-field-get></text:span></text:span><text:span text:style-name="Основной_20_шрифт_20_абзаца"><text:span text:style-name="T3"><text:s text:c="5"/>удовлетворительно </text:span></text:span><text:span text:style-name="Основной_20_шрифт_20_абзаца"><text:span text:style-name="T10"><text:user-field-get text:name="py3o.document.total.v3">document.total.v3</text:user-field-get></text:span></text:span><text:span text:style-name="Основной_20_шрифт_20_абзаца"><text:span text:style-name="T14"><text:s text:c="5"/></text:span></text:span><text:span text:style-name="Основной_20_шрифт_20_абзаца"><text:span text:style-name="T3">неудовлетворительно </text:span></text:span><text:span text:style-name="Основной_20_шрифт_20_абзаца"><text:span text:style-name="T10"><text:user-field-get text:name="py3o.document.total.v2">document.total.v2</text:user-field-get></text:span></text:span><text:span text:style-name="Основной_20_шрифт_20_абзаца"><text:span text:style-name="T11"><text:s text:c="5"/></text:span></text:span><text:span text:style-name="Основной_20_шрифт_20_абзаца"><text:span text:style-name="T3">не явилось </text:span></text:span><text:span text:style-name="Основной_20_шрифт_20_абзаца"><text:span text:style-name="T10"><text:user-field-get text:name="py3o.document.total.v0">document.total.v0</text:user-field-get></text:span></text:span></text:p>
      <text:p text:style-name="P19"><text:span text:style-name="Основной_20_шрифт_20_абзаца">Декан факультета _______________ / Крыловецкий А.А.</text:span></text:p>
      <text:p text:style-name="P30"><text:span text:style-name="Основной_20_шрифт_20_абзаца"><text:span text:style-name="T8"><text:s text:c="10"/></text:span></text:span><text:span text:style-name="Основной_20_шрифт_20_абзаца"><text:span text:style-name="T18"><text:s text:c="9"/>(</text:span></text:span><text:span text:style-name="Основной_20_шрифт_20_абзаца"><text:span text:style-name="T20">подпись</text:span></text:span><text:span text:style-name="Основной_20_шрифт_20_абзаца"><text:span text:style-name="T18">)</text:span></text:span></text:p>
      <text:p text:style-name="P31"><text:a xlink:type="simple" xlink:href="py3o://if=%22students_exclude2%22" text:style-name="Internet_20_link" text:visited-style-name="Visited_20_Internet_20_Link"><text:span text:style-name="T19">if="students_exclude2"</text:span></text:a></text:p>
      <text:p text:style-name="P32"><text:span text:style-name="Основной_20_шрифт_20_абзаца"><text:span text:style-name="T12">Перезачтено:</text:span></text:span></text:p>
      <table:table table:name="Таблица2" table:style-name="Таблица2" table:template-name="Default Style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25"><text:a xlink:type="simple" xlink:href="py3o://for=%22s%20in%20students_exclude2%22" text:style-name="Internet_20_link" text:visited-style-name="Visited_20_Internet_20_Link"><text:span text:style-name="T17">for="s in students_exclude2"</text:span></text:a></text:p>
          </table:table-cell>
          <table:covered-table-cell/>
        </table:table-row>
        <table:table-row>
          <table:table-cell table:style-name="Таблица2.A2" office:value-type="string">
            <text:p text:style-name="P28"><text:user-field-get text:name="py3o.s.full_name">s.full_name</text:user-field-get></text:p>
          </table:table-cell>
          <table:table-cell table:style-name="Таблица2.B2" office:value-type="string">
            <text:p text:style-name="P28"><text:user-field-get text:name="py3o.s.id">s.id</text:user-field-get></text:p>
          </table:table-cell>
        </table:table-row>
        <table:table-row>
          <table:table-cell table:style-name="Таблица2.B2" table:number-columns-spanned="2" office:value-type="string">
            <text:p text:style-name="P24"><text:a xlink:type="simple" xlink:href="py3o:///for" text:style-name="Internet_20_link" text:visited-style-name="Visited_20_Internet_20_Link"><text:span text:style-name="T15">/for</text:span></text:a></text:p>
          </table:table-cell>
          <table:covered-table-cell/>
        </table:table-row>
      </table:table>
      <text:p text:style-name="P31"><text:a xlink:type="simple" xlink:href="py3o:///if" text:style-name="Internet_20_link" text:visited-style-name="Visited_20_Internet_20_Link"><text:span text:style-name="T19">/i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Гиперссылка" style:family="tex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18cm" style:type="right"/>
        </style:tab-stops>
      </style:paragraph-properties>
    </style:style>
    <style:style style:name="MT1" style:family="text">
      <style:text-properties style:font-name="Arial" fo:font-size="10pt" fo:font-weight="bold" style:font-size-asian="10pt" style:font-weight-asian="bold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29cm" fo:margin-bottom="0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4472c4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Основной_20_шрифт_20_абзаца"><text:span text:style-name="MT1">Б ВГУ 594.824 – 2020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dc:title>ВОРОНЕЖСКИЙ ГОСУНИВЕРСИТЕТ</dc:title>
    <dc:description/>
    <dc:subject/>
    <meta:initial-creator>Горбиков Евгений</meta:initial-creator>
    <meta:creation-date>2021-10-12T19:14:00Z</meta:creation-date>
    <dc:date>2024-10-07T11:34:22.615000000</dc:date>
    <meta:editing-cycles>35</meta:editing-cycles>
    <meta:editing-duration>PT2H2M19S</meta:editing-duration>
    <meta:document-statistic meta:table-count="2" meta:image-count="0" meta:object-count="0" meta:page-count="1" meta:paragraph-count="51" meta:word-count="125" meta:character-count="1537" meta:non-whitespace-character-count="1418"/>
    <meta:template xlink:type="simple" xlink:actuate="onRequest" xlink:title="" xlink:href="Normal.dotm"/>
  </office:meta>
</office:document-meta>
</file>